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1.74pt" svg:height="217.59pt" svg:x="35.86pt" svg:y="13.49pt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1-24T21:00:40.682192940</dc:date>
    <meta:editing-duration>PT1M49S</meta:editing-duration>
    <meta:editing-cycles>1</meta:editing-cycles>
    <meta:document-statistic meta:table-count="1" meta:cell-count="17" meta:object-count="1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Bold" fo:font-size="10.5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6pt" style:font-size-asian="11pt" style:font-size-complex="11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115cm" svg:height="7.677cm" xlink:href=".." xlink:type="simple" chart:class="chart:circle" chart:style-name="ch1">
        <chart:title svg:x="4.016cm" svg:y="0.288cm" chart:style-name="ch2">
          <text:p>Thống kê tình trạng ô nhiễm ở
Bắc Kinh, Trung Quốc</text:p>
        </chart:title>
        <chart:subtitle svg:x="4.217cm" svg:y="1.51cm" chart:style-name="ch3">
          <text:p>Nguồn: @beijingair / www.young-0.com/airquality/</text:p>
        </chart:subtitle>
        <chart:plot-area chart:style-name="ch4" table:cell-range-address="Sheet1.A1:Sheet1.B8" chart:data-source-has-labels="column" svg:x="3.811cm" svg:y="2.03cm" svg:width="5.492cm" svg:height="5.493cm">
          <chartooo:coordinate-region svg:x="3.811cm" svg:y="2.031cm" svg:width="5.492cm" svg:height="5.492cm"/>
          <chart:axis chart:dimension="x" chart:name="primary-x" chart:style-name="ch5" chartooo:axis-type="auto">
            <chartooo:date-scale/>
            <chart:categories table:cell-range-address="Sheet1.A1:Sheet1.A8"/>
            <chart:grid chart:style-name="ch6" chart:class="major"/>
          </chart:axis>
          <chart:axis chart:dimension="y" chart:name="primary-y" chart:style-name="ch7"/>
          <chart:series chart:style-name="ch8" chart:values-cell-range-address="Sheet1.B1:Sheet1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-50</text:p>
                <draw:g>
                  <svg:desc>Sheet1.A1:Sheet1.A8</svg:desc>
                </draw:g>
              </table:table-cell>
              <table:table-cell office:value-type="float" office:value="1179">
                <text:p>1179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51-1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1-15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51-20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01-3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01-4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01-5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&gt;50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